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2, 2009, 16:25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6"/>
          <table:table-cell office:value-type="string">
            <text:p>VisitTests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Many null pointers! <text:s/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 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AllBenchmark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6"/>
          <table:table-cell office:value-type="string">
            <text:p>Problem during parse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6"/>
          <table:table-cell office:value-type="string">
            <text:p>Problem during parse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6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11-22T21:56:44</meta:creation-date>
    <dc:creator>Paul Klint</dc:creator>
    <dc:date>2009-02-02T16:25:49</dc:date>
    <meta:editing-cycles>165</meta:editing-cycles>
    <meta:editing-duration>PT248H03M14S</meta:editing-duration>
    <meta:document-statistic meta:table-count="9" meta:cell-count="1272" meta:object-count="0"/>
    <meta:user-defined meta:name="Info 1"/>
    <meta:user-defined meta:name="Info 2"/>
    <meta:user-defined meta:name="Info 3"/>
    <meta:user-defined meta:name="Info 4"/>
  </office:meta>
</office:document-meta>
</file>